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2767a6" officeooo:paragraph-rsid="002767a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2a8e22" officeooo:paragraph-rsid="002a8e22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2a8e22" officeooo:paragraph-rsid="002a8e2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normal" officeooo:rsid="001ea9dd" officeooo:paragraph-rsid="001ea9dd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20917d" officeooo:paragraph-rsid="0020917d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2767a6" officeooo:paragraph-rsid="002767a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2a8e22" officeooo:paragraph-rsid="002a8e22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2a8e22" officeooo:paragraph-rsid="0030c12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f5b16" officeooo:paragraph-rsid="002f5b16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30c12a" officeooo:paragraph-rsid="003b0c35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2f5b16" officeooo:paragraph-rsid="002f5b1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3439e2" officeooo:paragraph-rsid="003439e2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3439e2" officeooo:paragraph-rsid="003439e2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35ed1f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18" style:family="paragraph" style:parent-style-name="Text_20_body" style:list-style-name="L8">
      <style:paragraph-properties fo:margin-top="0.344cm" fo:margin-bottom="0.344cm" style:contextual-spacing="false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20" style:family="paragraph" style:parent-style-name="Text_20_body" style:list-style-name="L9">
      <style:paragraph-properties fo:margin-top="0.344cm" fo:margin-bottom="0.344cm" style:contextual-spacing="false" fo:orphans="2" fo:widows="2" fo:padding="0cm" fo:border="none"/>
    </style:style>
    <style:style style:name="P21" style:family="paragraph" style:parent-style-name="Text_20_body" style:list-style-name="L9">
      <style:paragraph-properties fo:margin-top="0.344cm" fo:margin-bottom="0.344cm" style:contextual-spacing="false" fo:orphans="2" fo:widows="2" fo:padding="0cm" fo:border="none"/>
      <style:text-properties officeooo:paragraph-rsid="003778e7"/>
    </style:style>
    <style:style style:name="P22" style:family="paragraph" style:parent-style-name="Text_20_body" style:list-style-name="L10">
      <style:paragraph-properties fo:margin-top="0.344cm" fo:margin-bottom="0.344cm" style:contextual-spacing="false" fo:orphans="2" fo:widows="2" fo:padding="0cm" fo:border="none"/>
    </style:style>
    <style:style style:name="P23" style:family="paragraph" style:parent-style-name="Text_20_body" style:list-style-name="L10">
      <style:paragraph-properties fo:margin-top="0.344cm" fo:margin-bottom="0.344cm" style:contextual-spacing="false" fo:orphans="2" fo:widows="2" fo:padding="0cm" fo:border="none"/>
      <style:text-properties officeooo:paragraph-rsid="003778e7"/>
    </style:style>
    <style:style style:name="T1" style:family="text">
      <style:text-properties officeooo:rsid="001ea9dd"/>
    </style:style>
    <style:style style:name="T2" style:family="text">
      <style:text-properties style:text-position="super 58%"/>
    </style:style>
    <style:style style:name="T3" style:family="text">
      <style:text-properties officeooo:rsid="002286cc"/>
    </style:style>
    <style:style style:name="T4" style:family="text">
      <style:text-properties officeooo:rsid="0024843d"/>
    </style:style>
    <style:style style:name="T5" style:family="text">
      <style:text-properties officeooo:rsid="00259484"/>
    </style:style>
    <style:style style:name="T6" style:family="text">
      <style:text-properties officeooo:rsid="002c271c"/>
    </style:style>
    <style:style style:name="T7" style:family="text">
      <style:text-properties officeooo:rsid="002e0d68"/>
    </style:style>
    <style:style style:name="T8" style:family="text">
      <style:text-properties style:text-underline-style="solid" style:text-underline-width="auto" style:text-underline-color="font-color" fo:font-weight="bold" officeooo:rsid="002f5b16" style:font-weight-asian="bold" style:font-weight-complex="bold"/>
    </style:style>
    <style:style style:name="T9" style:family="text">
      <style:text-properties officeooo:rsid="00312731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439e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91143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3778e7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normal" officeooo:rsid="00391143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18" style:family="text">
      <style:text-properties officeooo:rsid="003b0c35"/>
    </style:style>
    <style:style style:name="T19" style:family="text">
      <style:text-properties officeooo:rsid="003cac1b"/>
    </style:style>
    <style:style style:name="T20" style:family="text">
      <style:text-properties officeooo:rsid="003d380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Semaine <text:span text:style-name="T1">2</text:span></text:p>
      <text:p text:style-name="P1"><text:span text:style-name="T1">15</text:span>-1<text:span text:style-name="T1">9</text:span> avril 2024</text:p>
      <text:p text:style-name="Standard"/>
      <text:p text:style-name="Standard"/>
      <text:p text:style-name="P2">Lundi <text:span text:style-name="T1">15</text:span> avril</text:p>
      <text:p text:style-name="P2"/>
      <text:p text:style-name="P6">J’ai récupéré un autre ordinateur avec une meilleure carte graphique est un HDD 2To avec Ubuntu 18.04. Mon objectif était de le partitionner pour installer Ubuntu 20.04 et pouvoir faire 2 installations carla ros natives sur les 2 OS (au cas où sur Ubuntu 20.04 ça ne fonctionne pas). </text:p>
      <text:p text:style-name="P6"/>
      <text:p text:style-name="P6">Le problème est que ce PC n’a plus jamais voulu boot après le 1<text:span text:style-name="T2">er</text:span> démarrage alors j’ai déplacé de HDD sur le PC fonctionnel ainsi que la carte graphique plus performante, pour ensuite installer Ubuntu 20.04 sur la partition du HDD comme prévu.</text:p>
      <text:p text:style-name="P6"/>
      <text:p text:style-name="P7">J’ai installé Ros Noetic sur <text:span text:style-name="T4">ma fresh install </text:span>Ubuntu 20.04, Carla 0.9.11 et le carla-ros-bridge de la doc officielle, et après un peu de debug ça fonctionne maintenant nativement. J’ai rédigé une doc d’installation <text:span text:style-name="T3">complète </text:span><text:span text:style-name="T5">avec la correction des bugs potentiels.</text:span></text:p>
      <text:p text:style-name="P7"/>
      <text:p text:style-name="P7"/>
      <text:p text:style-name="P7"/>
      <text:p text:style-name="P3">Mardi 16 avril</text:p>
      <text:p text:style-name="P3"/>
      <text:p text:style-name="P8">J’ai détaillé ma documentation d’installation carla-ros-bridge sur docker, et également celle sur Ubuntu natif.</text:p>
      <text:p text:style-name="P8"/>
      <text:p text:style-name="P8">J’ai également rédigé une documentation détaillée sur l’installation de Ros 1 Noetic sur Ubuntu, puisque c’est la version stable qu’il faut utiliser (voir <text:a xlink:type="simple" xlink:href="https://github.com/Gabrieleirbag1/Stage-2024/tree/main/Documents/Procédures%20d'installation" text:style-name="Internet_20_link" text:visited-style-name="Visited_20_Internet_20_Link">github</text:a>).</text:p>
      <text:p text:style-name="P8"/>
      <text:p text:style-name="P8">J’ai également fais plusieurs tests sur Carla en envoyant des signaux depuis ROS.</text:p>
      <text:p text:style-name="P8"/>
      <text:p text:style-name="P8"/>
      <text:p text:style-name="P8"/>
      <text:p text:style-name="P4"/>
      <text:p text:style-name="P5">Mercredi 18 avril</text:p>
      <text:p text:style-name="P4"/>
      <text:p text:style-name="P9">J’ai rédigé une documentation d’installation pour installer Ros Noetic.</text:p>
      <text:p text:style-name="P9"/>
      <text:p text:style-name="P9">J’ai lu en partie la documentation sur les objets carla-ros-bridge.</text:p>
      <text:p text:style-name="P9">J’ai fait des essais pour faire apparaître des objets (véhicules) et les faire se déplacer.</text:p>
      <text:p text:style-name="P9"/>
      <text:p text:style-name="P9">J’ai été confronté un un gros problème étant que les textures avaient tendance à ne pas charger et impossible de faire des tests concluant. Néanmoins à peu près une fois sur 10 la voiture apparaît et c’est comme ça que j’ai réussi à la faire se piloter automatiquement en lui envoyant un message via le carla-ros-bridge.</text:p>
      <text:p text:style-name="P9"/>
      <text:p text:style-name="P9"/>
      <text:p text:style-name="P9"/>
      <text:p text:style-name="P4">Jeudi 19 avril</text:p>
      <text:p text:style-name="P4"/>
      <text:p text:style-name="P9">J’ai lu intégralement la documentation carla-ros-bridge et j’ai fait des essais comme hier mais plus concluants. Néanmoins j’ai décidé de remettre l’autre carte graphique qui d’après des reviews sur internet est plus puissante <text:span text:style-name="T7">et me permet de lancer mon docker (l’autre carte étant trop ancienne ne peut pas).</text:span></text:p>
      <text:p text:style-name="P9"/>
      <text:p text:style-name="P9">J’ai eu un gros problème Ubuntu qui ne voulait plus boot quand j’ai changé de GPU, j’ai du retirer la pile du BIOS <text:span text:style-name="T6">pour boot,</text:span> pour être ensuite bloqué sur un black screen. Ensuite j’ai réussi à désinstaller des paquets endommagés qui étaient le driver de l’autre carte graphique <text:span text:style-name="T6">depuis le recovery mod d’Ubuntu.</text:span></text:p>
      <text:p text:style-name="P9"/>
      <text:p text:style-name="P10"><text:span text:style-name="T6">Après réparation, j’ai pu </text:span>donc effectuer des tests concluants avec une voiture qui apparaît maintenant à 100 % là où je le souhaite (avec un script qui m’affiche également les coordonnées). J’ai pu la piloter via ROS comme prévu.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Vendredi 19 avril</text:span></text:p>
      <text:p text:style-name="P13"/>
      <text:p text:style-name="P12">J’ai utilisé des <text:span text:style-name="T9">fichiers </text:span>jsons pour génér<text:span text:style-name="T9">er</text:span> des « <text:span text:style-name="T18">sensors » </text:span>et <text:span text:style-name="T9">des </text:span>véhicules.</text:p>
      <text:p text:style-name="P12"><text:span text:style-name="T18">Les sensors sont des éléments qui permettent d’avoir un contrôle externe sur le véhicule, par exemple une caméra, où </text:span><text:span text:style-name="T19">encore </text:span><text:span text:style-name="T18">de s’abonner à un topic </text:span><text:span text:style-name="T20">ROS</text:span><text:span text:style-name="T18"> pour recevoir des instructions</text:span></text:p>
      <text:p text:style-name="P12"/>
      <text:p text:style-name="P11">J’ai réalisé des scripts de bash pour automatiser l’apparition de voitures et leur contrôle. J’en ai créé plusieurs mais seulement un seul marche correctement et il y a encore des améliorations à faire.</text:p>
      <text:p text:style-name="P14">Précisions sur CARLA et ROS</text:p>
      <text:p text:style-name="P16"><text:span text:style-name="T11"><text:line-break/>- Sur Ubuntu 22.04 :</text:span></text:p>
      <text:list xml:id="list917178780" text:style-name="L8">
        <text:list-item>
          <text:p text:style-name="P18">Le pont carla-ros pose des problèmes d'incompatibilité (dont python) sur Ubuntu 22.04 et je n'ai pas réussi à le build</text:p>
        </text:list-item>
        <text:list-item>
          <text:p text:style-name="P18">L'installation a été testée avec Ros 2 Humble, Ros 1 étant incompatible sur cette version de linux sans environnement virtuel conda par exemple</text:p>
        </text:list-item>
      </text:list>
      <text:p text:style-name="P19"> </text:p>
      <text:p text:style-name="P17">- Sur Ubuntu 20.04 j'ai trouvé 2 possibilités via la doc:</text:p>
      <text:list xml:id="list2162916945" text:style-name="L9">
        <text:list-item>
          <text:p text:style-name="P21"><text:span text:style-name="T13">Ros 1 Noetic avec Carla 0.9.10-later mais 0.9.13 recommandé<text:line-break/>→ voir </text:span><text:a xlink:type="simple" xlink:href="https://github.com/carla-simulator/ros-bridge" office:target-frame-name="_blank" xlink:show="new" text:style-name="Internet_20_link" text:visited-style-name="Visited_20_Internet_20_Link"><text:span text:style-name="T17">github</text:span></text:a><text:span text:style-name="T13"> et </text:span><text:a xlink:type="simple" xlink:href="https://wiki.ros.org/noetic/Installation/Ubuntu" office:target-frame-name="_blank" xlink:show="new" text:style-name="Internet_20_link" text:visited-style-name="Visited_20_Internet_20_Link"><text:span text:style-name="T17">doc</text:span></text:a><text:span text:style-name="T13"> officiel<text:line-break/></text:span><text:span text:style-name="T14">→ </text:span><text:span text:style-name="T15">testé approuvé</text:span></text:p>
        </text:list-item>
        <text:list-item>
          <text:p text:style-name="P20"><text:span text:style-name="T13">Ros 2 Foxy avec Carla 0.9.11-later (voir </text:span><text:a xlink:type="simple" xlink:href="https://carla.readthedocs.io/projects/ros-bridge/en/latest/ros_installation_ros2/" office:target-frame-name="_blank" xlink:show="new" text:style-name="Internet_20_link" text:visited-style-name="Visited_20_Internet_20_Link"><text:span text:style-name="T17">doc)</text:span></text:a></text:p>
        </text:list-item>
      </text:list>
      <text:p text:style-name="P19"> </text:p>
      <text:p text:style-name="P17">- Sur Ubuntu 18.04 :</text:p>
      <text:list xml:id="list413819123" text:style-name="L10">
        <text:list-item>
          <text:p text:style-name="P22"><text:span text:style-name="T13">Ros 1 Melodic avec Carla 0.9.7-later natif (voir </text:span><text:a xlink:type="simple" xlink:href="https://carla.readthedocs.io/en/0.9.9/ros_installation/" office:target-frame-name="_blank" xlink:show="new" text:style-name="Internet_20_link" text:visited-style-name="Visited_20_Internet_20_Link"><text:span text:style-name="T17">doc</text:span></text:a><text:span text:style-name="T13">)</text:span></text:p>
        </text:list-item>
        <text:list-item>
          <text:p text:style-name="P23"><text:span text:style-name="T13">Ros 1 Melodic avec Carla 0.9.11 docker<text:line-break/></text:span><text:span text:style-name="T16">→ </text:span><text:span text:style-name="T13">voir </text:span><text:a xlink:type="simple" xlink:href="https://github.com/atinfinity/carla_ros_bridge_docker" office:target-frame-name="_blank" xlink:show="new" text:style-name="Internet_20_link" text:visited-style-name="Visited_20_Internet_20_Link">github</text:a><text:span text:style-name="T17"><text:line-break/></text:span><text:span text:style-name="T10">→ </text:span><text:span text:style-name="T12">testé approuvé</text:span></text:p>
        </text:list-item>
      </text:list>
      <text:p text:style-name="P16"><text:span text:style-name="T11"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0:45:18.776807896</meta:creation-date>
    <dc:date>2024-04-19T16:39:52.681013554</dc:date>
    <meta:editing-duration>PT38M12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3" meta:paragraph-count="35" meta:word-count="636" meta:character-count="3781" meta:non-whitespace-character-count="3180"/>
  </office:meta>
</office:document-meta>
</file>